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Helvetica, sans-serif, serif, EmojiFont"/>
    <style:font-face style:name="Lohit Devanagari1" svg:font-family="'Lohit Devanagari'"/>
    <style:font-face style:name="Roboto Condensed Bold" svg:font-family="'Roboto Condensed Bold', 'Helvetica Neue', Arial, sans-serif"/>
    <style:font-face style:name="Source Sans Pro" svg:font-family="'Source Sans Pro', Helvetica, Arial, sans-serif"/>
    <style:font-face style:name="JetBrains Mono" svg:font-family="'JetBrains Mono'"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Light" svg:font-family="'Calibri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1c2432" style:font-name="Source Sans Pro" fo:font-size="12.75pt" fo:letter-spacing="normal" fo:font-style="normal" fo:font-weight="normal" officeooo:rsid="00105839" officeooo:paragraph-rsid="00105839"/>
    </style:style>
    <style:style style:name="P2" style:family="paragraph" style:parent-style-name="Heading_20_2">
      <style:paragraph-properties fo:line-height="115%" fo:text-align="justify" style:justify-single-word="false"/>
      <style:text-properties fo:font-variant="normal" fo:text-transform="none" fo:color="#020e25" style:font-name="Lato" fo:font-size="13.5pt" fo:letter-spacing="normal" fo:font-style="normal" fo:font-weight="bold" officeooo:rsid="00105839" officeooo:paragraph-rsid="0012d19f" style:font-name-complex="Calibri Light"/>
    </style:style>
    <style:style style:name="P3" style:family="paragraph" style:parent-style-name="Heading_20_2">
      <style:paragraph-properties fo:line-height="115%" fo:text-align="justify" style:justify-single-word="false"/>
      <style:text-properties style:font-name="Roboto Condensed Bold" fo:font-weight="bold" officeooo:paragraph-rsid="0012d19f"/>
    </style:style>
    <style:style style:name="P4" style:family="paragraph" style:parent-style-name="Standard">
      <style:text-properties officeooo:rsid="000fcc15" officeooo:paragraph-rsid="000fcc15"/>
    </style:style>
    <style:style style:name="P5" style:family="paragraph" style:parent-style-name="Standard">
      <style:text-properties officeooo:rsid="00105839" officeooo:paragraph-rsid="00105839"/>
    </style:style>
    <style:style style:name="P6" style:family="paragraph" style:parent-style-name="Standard">
      <style:text-properties fo:font-variant="normal" fo:text-transform="none" fo:color="#1c2432" style:font-name="Source Sans Pro" fo:font-size="12.75pt" fo:letter-spacing="normal" fo:font-style="normal" fo:font-weight="normal" officeooo:rsid="00105839" officeooo:paragraph-rsid="00105839"/>
    </style:style>
    <style:style style:name="P7" style:family="paragraph" style:parent-style-name="Standard">
      <style:text-properties fo:font-variant="normal" fo:text-transform="none" fo:color="#1c2432" style:font-name="Source Sans Pro" fo:font-size="12.75pt" fo:letter-spacing="normal" fo:font-style="normal" fo:font-weight="normal" officeooo:paragraph-rsid="00105839"/>
    </style:style>
    <style:style style:name="P8" style:family="paragraph" style:parent-style-name="Standard">
      <style:paragraph-properties fo:line-height="115%" fo:text-align="justify" style:justify-single-word="false"/>
      <style:text-properties fo:font-variant="normal" fo:text-transform="none" fo:color="#1c2432" style:font-name="Lato" fo:font-size="12.75pt" fo:letter-spacing="normal" fo:font-style="normal" fo:font-weight="normal" officeooo:rsid="00105839" officeooo:paragraph-rsid="001168db" style:font-name-complex="Calibri Light"/>
    </style:style>
    <style:style style:name="P9" style:family="paragraph" style:parent-style-name="Standard">
      <style:paragraph-properties fo:line-height="115%" fo:text-align="justify" style:justify-single-word="false"/>
      <style:text-properties fo:font-variant="normal" fo:text-transform="none" fo:color="#020e25" style:font-name="Lato" fo:font-size="13.5pt" fo:letter-spacing="normal" fo:font-style="normal" fo:font-weight="bold" officeooo:rsid="00105839" officeooo:paragraph-rsid="001168db" style:font-name-complex="Calibri Light"/>
    </style:style>
    <style:style style:name="P10" style:family="paragraph" style:parent-style-name="Standard">
      <style:paragraph-properties fo:line-height="115%" fo:text-align="justify" style:justify-single-word="false"/>
      <style:text-properties fo:font-variant="normal" fo:text-transform="none" fo:color="#020e25" style:font-name="Lato" fo:font-size="13.5pt" fo:letter-spacing="normal" fo:font-style="normal" fo:font-weight="bold" officeooo:rsid="00105839" officeooo:paragraph-rsid="0012d19f" style:font-name-complex="Calibri Light"/>
    </style:style>
    <style:style style:name="P11" style:family="paragraph" style:parent-style-name="Standard">
      <style:paragraph-properties fo:line-height="115%" fo:text-align="justify" style:justify-single-word="false"/>
      <style:text-properties fo:font-variant="normal" fo:text-transform="none" fo:color="#020e25" style:font-name="Lato" fo:font-size="13.5pt" fo:letter-spacing="normal" fo:font-style="normal" fo:font-weight="bold" officeooo:rsid="00105839" officeooo:paragraph-rsid="001b7c52" style:font-name-complex="Calibri Light"/>
    </style:style>
    <style:style style:name="P12" style:family="paragraph" style:parent-style-name="Standard">
      <style:paragraph-properties fo:line-height="115%" fo:text-align="justify" style:justify-single-word="false"/>
      <style:text-properties fo:font-variant="normal" fo:text-transform="none" fo:color="#020e25" style:font-name="Lato" fo:font-size="13.5pt" fo:letter-spacing="normal" fo:font-style="normal" fo:font-weight="bold" officeooo:rsid="0015857d" officeooo:paragraph-rsid="0015857d" style:font-name-complex="Calibri Light"/>
    </style:style>
    <style:style style:name="P13" style:family="paragraph" style:parent-style-name="Standard">
      <style:paragraph-properties fo:line-height="115%" fo:text-align="justify" style:justify-single-word="false"/>
      <style:text-properties fo:font-variant="normal" fo:text-transform="none" fo:color="#020e25" style:font-name="Lato" fo:font-size="13.5pt" fo:letter-spacing="normal" fo:font-style="normal" fo:font-weight="bold" officeooo:rsid="0019dc42" officeooo:paragraph-rsid="0019dc42" style:font-name-complex="Calibri Light"/>
    </style:style>
    <style:style style:name="P14" style:family="paragraph" style:parent-style-name="Standard">
      <style:paragraph-properties fo:line-height="115%" fo:text-align="justify" style:justify-single-word="false"/>
      <style:text-properties fo:font-variant="normal" fo:text-transform="none" fo:color="#020e25" style:font-name="Lato" fo:font-size="13.5pt" fo:letter-spacing="normal" fo:font-style="normal" fo:font-weight="bold" officeooo:rsid="001b7c52" officeooo:paragraph-rsid="001b7c52" style:font-name-complex="Calibri Light"/>
    </style:style>
    <style:style style:name="P15" style:family="paragraph" style:parent-style-name="Standard">
      <style:paragraph-properties fo:line-height="115%" fo:text-align="justify" style:justify-single-word="false"/>
      <style:text-properties fo:font-variant="normal" fo:text-transform="none" fo:color="#020e25" style:font-name="Lato" fo:font-size="13.5pt" fo:letter-spacing="normal" fo:font-style="normal" fo:font-weight="bold" officeooo:rsid="001c50ea" officeooo:paragraph-rsid="001c50ea" style:font-name-complex="Calibri Light"/>
    </style:style>
    <style:style style:name="P16" style:family="paragraph" style:parent-style-name="Standard">
      <style:paragraph-properties fo:line-height="115%" fo:text-align="justify" style:justify-single-word="false"/>
      <style:text-properties fo:font-variant="normal" fo:text-transform="none" fo:color="#020e25" style:text-line-through-style="solid" style:text-line-through-type="single" style:font-name="Lato" fo:font-size="13.5pt" fo:letter-spacing="normal" fo:font-style="normal" fo:font-weight="bold" officeooo:rsid="0015857d" officeooo:paragraph-rsid="0015857d" style:font-name-complex="Calibri Light"/>
    </style:style>
    <style:style style:name="P17" style:family="paragraph" style:parent-style-name="Standard">
      <style:paragraph-properties fo:line-height="115%" fo:text-align="justify" style:justify-single-word="false"/>
      <style:text-properties officeooo:rsid="0015857d" officeooo:paragraph-rsid="0015857d"/>
    </style:style>
    <style:style style:name="P18" style:family="paragraph" style:parent-style-name="Text_20_body">
      <style:paragraph-properties fo:margin-top="0in" fo:margin-bottom="0in" loext:contextual-spacing="false"/>
    </style:style>
    <style:style style:name="P19" style:family="paragraph" style:parent-style-name="Standard">
      <style:paragraph-properties fo:line-height="115%" fo:text-align="justify" style:justify-single-word="false" fo:break-before="page"/>
      <style:text-properties style:font-name="Lato" officeooo:paragraph-rsid="001168db" style:font-name-complex="Calibri Light"/>
    </style:style>
    <style:style style:name="P20" style:family="paragraph" style:parent-style-name="Standard">
      <style:paragraph-properties fo:line-height="115%" fo:text-align="justify" style:justify-single-word="false" fo:break-before="page"/>
      <style:text-properties fo:font-variant="normal" fo:text-transform="none" fo:color="#020e25" style:font-name="Lato" fo:font-size="13.5pt" fo:letter-spacing="normal" fo:font-style="normal" fo:font-weight="bold" officeooo:rsid="0019dc42" officeooo:paragraph-rsid="0019dc42" style:font-name-complex="Calibri Light"/>
    </style:style>
    <style:style style:name="P21" style:family="paragraph" style:parent-style-name="Text_20_body">
      <style:paragraph-properties fo:line-height="115%" fo:text-align="justify" style:justify-single-word="false"/>
      <style:text-properties fo:font-variant="normal" fo:text-transform="none" fo:color="#020e25" style:font-name="Roboto Condensed Bold" fo:font-size="13.5pt" fo:letter-spacing="normal" fo:font-style="normal" fo:font-weight="bold" officeooo:rsid="00216c20" officeooo:paragraph-rsid="00216c20" style:font-name-complex="Calibri Light"/>
    </style:style>
    <style:style style:name="P22" style:family="paragraph" style:parent-style-name="Standard">
      <style:paragraph-properties fo:line-height="115%" fo:text-align="justify" style:justify-single-word="false"/>
      <style:text-properties fo:font-variant="normal" fo:text-transform="none" fo:color="#6a8759" style:font-name="JetBrains Mono" fo:font-size="10pt" fo:letter-spacing="normal" fo:font-style="normal" fo:font-weight="normal" officeooo:rsid="001b7c52" officeooo:paragraph-rsid="001b7c52" style:font-size-asian="10pt" style:font-style-asian="normal" style:font-weight-asian="normal" style:font-name-complex="Calibri Light"/>
    </style:style>
    <style:style style:name="P23" style:family="paragraph" style:parent-style-name="Text_20_body">
      <style:paragraph-properties fo:line-height="115%" fo:text-align="justify" style:justify-single-word="false"/>
      <style:text-properties fo:font-variant="normal" fo:text-transform="none" fo:color="#020e25" style:font-name="Lato" fo:font-size="13.5pt" fo:letter-spacing="normal" fo:font-style="normal" fo:font-weight="bold" officeooo:rsid="00105839" officeooo:paragraph-rsid="001b7c52" style:font-name-complex="Calibri Light"/>
    </style:style>
    <style:style style:name="P24" style:family="paragraph" style:parent-style-name="Text_20_body">
      <style:paragraph-properties fo:line-height="115%" fo:text-align="justify" style:justify-single-word="false"/>
      <style:text-properties fo:font-variant="normal" fo:text-transform="none" fo:color="#020e25" style:font-name="Lato" fo:font-size="13.5pt" fo:letter-spacing="normal" fo:font-style="normal" fo:font-weight="bold" officeooo:rsid="00105839" officeooo:paragraph-rsid="001c8f05" style:font-name-complex="Calibri Light"/>
    </style:style>
    <style:style style:name="P25" style:family="paragraph" style:parent-style-name="Text_20_body">
      <style:paragraph-properties fo:line-height="115%" fo:text-align="justify" style:justify-single-word="false"/>
      <style:text-properties fo:font-variant="normal" fo:text-transform="none" fo:color="#020e25" style:font-name="Lato" fo:font-size="13.5pt" fo:letter-spacing="normal" fo:font-style="normal" fo:font-weight="bold" officeooo:rsid="00216c20" officeooo:paragraph-rsid="00216c20" style:font-name-complex="Calibri Light"/>
    </style:style>
    <style:style style:name="P26" style:family="paragraph" style:parent-style-name="Heading_20_2">
      <style:paragraph-properties fo:line-height="115%" fo:text-align="justify" style:justify-single-word="false"/>
      <style:text-properties fo:font-variant="normal" fo:text-transform="none" fo:color="#020e25" style:font-name="Lato" fo:font-size="13.5pt" fo:letter-spacing="normal" fo:font-style="normal" fo:font-weight="bold" officeooo:rsid="00105839" officeooo:paragraph-rsid="001b7c52" style:font-name-complex="Calibri Light"/>
    </style:style>
    <style:style style:name="T1" style:family="text">
      <style:text-properties officeooo:rsid="00105839"/>
    </style:style>
    <style:style style:name="T2" style:family="text">
      <style:text-properties fo:font-variant="normal" fo:text-transform="none" fo:color="#020e25" style:font-name="Lato" fo:font-size="13.5pt" fo:letter-spacing="normal" fo:font-style="normal" fo:font-weight="bold" style:font-name-complex="Calibri Light"/>
    </style:style>
    <style:style style:name="T3" style:family="text">
      <style:text-properties fo:font-variant="normal" fo:text-transform="none" fo:color="#020e25" style:font-name="Lato" fo:font-size="13.5pt" fo:letter-spacing="normal" fo:font-style="normal" fo:font-weight="bold" officeooo:rsid="00105839" style:font-name-complex="Calibri Light"/>
    </style:style>
    <style:style style:name="T4" style:family="text">
      <style:text-properties fo:font-variant="normal" fo:text-transform="none" fo:color="#020e25" style:font-name="Lato" fo:font-size="13.5pt" fo:letter-spacing="normal" fo:font-style="normal" officeooo:rsid="00105839" style:font-name-complex="Calibri Light"/>
    </style:style>
    <style:style style:name="T5" style:family="text">
      <style:text-properties fo:color="#c921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 Green Economy</text:p>
      <text:p text:style-name="P4"/>
      <text:p text:style-name="P5">Definition:</text:p>
      <text:p text:style-name="P5"><text:a xlink:type="simple" xlink:href="https://www.iwkoeln.de/themen/umwelt/green-economy.html" text:style-name="Internet_20_link" text:visited-style-name="Visited_20_Internet_20_Link">https://www.iwkoeln.de/themen/umwelt/green-economy.html</text:a></text:p>
      <text:p text:style-name="P5"/>
      <text:p text:style-name="P7"><text:span text:style-name="T1">Pariser Klimaabkommen und der UN-Agenda 2030 für nachhaltige Entwicklung fanden Einigungen auf einen nachhaltigeren, grüneren und klimafreundlicheren Wirtschaftspfad auf globaler Ebene statt. </text:span>Mit Blick auf wachsende Nachhaltigkeitsanforderungen ist der ökologische Umbau der Industriegesellschaft in eine „Green Economy“ ein wesentlicher Bestandteil einer Nachhaltigkeitspolitik. Mit dem Green Deal hat sich die Europäischen Union einen umfassenden Fahrplan für eine nachhaltige EU-Wirtschaft erstellt.</text:p>
      <text:p text:style-name="P6"/>
      <text:h text:style-name="P1" text:outline-level="2">Über das Thema</text:h>
      <text:p text:style-name="P18">Für die Transformation zu einer „Green Economy“ ist die klassische Industrie unerlässlich. Zum einen entstehen neue grüne Branchen, zum anderen "ergrünen" klassische Industriezweige ("Greening"). Die zunehmende Verzahnung von Green-Tech-Branchen mit klassischen Industriezweigen kann positive und wechselseitige Impulse in Richtung einer ökologischen Modernisierung der gesamten Wirtschaft liefern.</text:p>
      <text:p text:style-name="P18">Durch das zunehmende gesellschaftliche und politische Interesse am Schutz der Umwelt und der endlichen Ressourcen wächst die Nachfrage nach entsprechenden Gütern und Dienstleistungen - und damit die Produktion. Die Unternehmen setzen aus unterschiedlichen Gründen auf umweltschonende Technik. Zum einen müssen sie sich an gesetzliche Vorgaben halten. Zum anderen investieren die Betriebe aus eigenem wirtschaftlichem Interesse in ressourcenschonende Technologien. Indem sie effizienter und günstiger produzieren, können sie sich einen Wettbewerbsvorteil gegenüber der Konkurrenz verschaffen.</text:p>
      <text:p text:style-name="P6"/>
      <text:p text:style-name="P19">Generieren Sie zunächst einen Datensatz, der die aktuellen Stellenanzeigen der Berufe „Mechatroniker/in“, „Maschinen- und Anlagenführer/in“ sowie „Metallbauer/in“ enthält, die in der Jobbörse der Bundesagentur für Arbeit veröffentlicht wurden. </text:p>
      <text:p text:style-name="P8">Hierfür kann die inoffizielle API der Bundesagentur für Arbeit genutzt</text:p>
      <text:p text:style-name="P8"/>
      <text:p text:style-name="P8">Mechatroniker/in:</text:p>
      <text:p text:style-name="P9">20.006 Jobs für Mechatroniker/in</text:p>
      <text:p text:style-name="P10"/>
      <text:p text:style-name="P10"><text:bookmark-start text:name="__DdeLink__148_2807338955"/>Maschinen- und Anlagenführer/in<text:bookmark-end text:name="__DdeLink__148_2807338955"/>:</text:p>
      <text:h text:style-name="P2" text:outline-level="2"><text:bookmark text:name="suchergebnis-h1-anzeige"/>21.965 Jobs für Maschinen- und Anlagenführer/in</text:h>
      <text:p text:style-name="P10"/>
      <text:p text:style-name="P10">Metallbauer/in:</text:p>
      <text:h text:style-name="P3" text:outline-level="2"><text:bookmark text:name="suchergebnis-h1-anzeige1"/><text:span text:style-name="T4">10.321 Jobs für </text:span><text:bookmark-start text:name="__DdeLink__151_2807338955"/><text:bookmark-start text:name="__DdeLink__176_3073518685"/><text:span text:style-name="T4">Metallbauer/in</text:span><text:bookmark-end text:name="__DdeLink__151_2807338955"/><text:bookmark-end text:name="__DdeLink__176_3073518685"/></text:h>
      <text:p text:style-name="P18"/>
      <text:p text:style-name="P17"><text:span text:style-name="T3">S</text:span><text:span text:style-name="T2">tep 1:</text:span></text:p>
      <text:p text:style-name="P12">Scrape die API für die Stellenausschreibungen.</text:p>
      <text:p text:style-name="P12">Fokus: Nur Stellenbeschreibung!!!</text:p>
      <text:p text:style-name="P12"/>
      <text:p text:style-name="P12">Step 2:</text:p>
      <text:p text:style-name="P12">Pre-processing der Stellenbeschreibungen</text:p>
      <text:p text:style-name="P12">\n fix </text:p>
      <text:p text:style-name="P12">üäö etc fix</text:p>
      <text:p text:style-name="P12">punctuation</text:p>
      <text:p text:style-name="P16">groß kleinschreibung</text:p>
      <text:p text:style-name="P12">(stopword removal)</text:p>
      <text:p text:style-name="P12"/>
      <text:p text:style-name="P12"/>
      <text:p text:style-name="P12">Step 3:</text:p>
      <text:p text:style-name="P12"><text:line-break/></text:p>
      <text:p text:style-name="P20">API:</text:p>
      <text:p text:style-name="P13">{</text:p>
      <text:p text:style-name="P13"><text:s text:c="4"/>"<text:span text:style-name="T5">beruf</text:span>": "Mechatroniker/in",</text:p>
      <text:p text:style-name="P13"><text:s text:c="4"/>"titel": "Mechatroniker (m/w/d)",</text:p>
      <text:p text:style-name="P13"><text:s text:c="4"/>"<text:span text:style-name="T5">refnr</text:span>": "10000-1187827876-S",</text:p>
      <text:p text:style-name="P13"><text:s text:c="4"/>"<text:span text:style-name="T5">arbeitsort</text:span>": {</text:p>
      <text:p text:style-name="P13"><text:s text:c="8"/>"plz": "90513",</text:p>
      <text:p text:style-name="P13"><text:s text:c="8"/>"ort": "Zirndorf, Mittelfranken",</text:p>
      <text:p text:style-name="P13"><text:s text:c="8"/>"strasse": "Lupinenstr. 7",</text:p>
      <text:p text:style-name="P13"><text:s text:c="8"/>"<text:span text:style-name="T5">region</text:span>": "Bayern",</text:p>
      <text:p text:style-name="P13"><text:s text:c="8"/>"land": "Deutschland",</text:p>
      <text:p text:style-name="P13"><text:s text:c="8"/>"koordinaten": {</text:p>
      <text:p text:style-name="P13"><text:s text:c="12"/>"lat": 49.4266004,</text:p>
      <text:p text:style-name="P13"><text:s text:c="12"/>"lon": 10.9167896</text:p>
      <text:p text:style-name="P13"><text:s text:c="8"/>}</text:p>
      <text:p text:style-name="P13"><text:s text:c="4"/>},</text:p>
      <text:p text:style-name="P13"><text:s text:c="4"/>"arbeitgeber": "Michelbach GmbH LUMI-Systems",</text:p>
      <text:p text:style-name="P13"><text:s text:c="4"/>"aktuelleVeroeffentlichungsdatum": "2022-06-15",</text:p>
      <text:p text:style-name="P13"><text:s text:c="4"/>"modifikationsTimestamp": "2022-06-15T11:25:45.852",</text:p>
      <text:p text:style-name="P13"><text:s text:c="4"/>"eintrittsdatum": "2022-06-15",</text:p>
      <text:p text:style-name="P13"><text:s text:c="4"/>"logoHashId": "F0L3EUSfSlmCEd_AZF_hh78BW_0V17CX95VOg8vOTaw=",</text:p>
      <text:p text:style-name="P13"><text:s text:c="4"/>"hashId": "lXorzCecEjzsnp9QGpkXe7_fNpLNZUCLtX1Rr7ahDy8="</text:p>
      <text:p text:style-name="P13">}</text:p>
      <text:p text:style-name="P12"/>
      <text:p text:style-name="P12"/>
      <text:p text:style-name="P15">2.</text:p>
      <text:p text:style-name="P15">stellenangebot:</text:p>
      <text:p text:style-name="P15">beruf</text:p>
      <text:p text:style-name="P15">titel</text:p>
      <text:p text:style-name="P15">refnr</text:p>
      <text:p text:style-name="P15">arbeitsort</text:p>
      <text:p text:style-name="P15">arbeitgeber</text:p>
      <text:p text:style-name="P15">aktuelleVeroeffentlichungsdatum</text:p>
      <text:p text:style-name="P15">modifikationsTimestamp</text:p>
      <text:p text:style-name="P15">eintrittsdatum</text:p>
      <text:p text:style-name="P15">logoHashId</text:p>
      <text:p text:style-name="P15">hashId</text:p>
      <text:p text:style-name="P15">end</text:p>
      <text:p text:style-name="P12"/>
      <text:p text:style-name="P12"><text:soft-page-break/></text:p>
      <text:p text:style-name="P12"/>
      <text:p text:style-name="P12"/>
      <text:p text:style-name="P14">Region: </text:p>
      <text:p text:style-name="P22">Mechatroniker/in</text:p>
      <text:p text:style-name="P14">10000</text:p>
      <text:p text:style-name="P14">Counter({'Bayern': 1827, 'Baden-Württemberg': 1637, 'Nordrhein-Westfalen': 1520, 'Niedersachsen': 776, 'Sachsen': 722, 'Hessen': 705, 'Thüringen': 445, 'Rheinland-Pfalz': 428, 'Brandenburg': 358, 'Sachsen-Anhalt': 314, 'Schleswig-Holstein': 278, 'Mecklenburg-Vorpommern': 248, 'Berlin': 248, 'Hamburg': 148, 'Saarland': 94, 'Missing': 94, 'Bremen': 93, 'Wien': 16, 'Niederösterreich': 10, 'Oberösterreich': 9, 'Sonstiges': 9, 'Steiermark': 6, 'Kärnten': 6, 'Tirol': 4, 'Salzburg': 2, 'Limburg': 1, 'Nordwestschweiz (mit Basel)': 1, 'Liège': 1})</text:p>
      <text:p text:style-name="P14">end</text:p>
      <text:p text:style-name="P14"/>
      <text:p text:style-name="P11">Maschinen- und Anlagenführer/in:</text:p>
      <text:p text:style-name="P11">7563</text:p>
      <text:p text:style-name="P11">Counter({'Nordrhein-Westfalen': 1220, 'Bayern': 1213, 'Baden-Württemberg': 995, 'Niedersachsen': 650, 'Sachsen': 570, 'Thüringen': 565, 'Rheinland-Pfalz': 393, 'Hessen': 326, 'Sachsen-Anhalt': 296, 'Brandenburg': 272, 'Schleswig-Holstein': 209, 'Oberösterreich': 155, 'Mecklenburg-Vorpommern': 126, 'Berlin': 73, 'Saarland': 70, 'Niederösterreich': 70, 'Tirol': 65, 'Missing': 55, 'Steiermark': 49, 'Bremen': 41, 'Salzburg': 35, 'Hamburg': 30, 'Kärnten': 30, 'Vorarlberg': 20, 'Wien': 10, 'Burgenland': 9, 'Limburg': 8, 'Sonstiges': 7, 'Süd-Jütland und Fünen': 1})</text:p>
      <text:p text:style-name="P11">end</text:p>
      <text:p text:style-name="P11"/>
      <text:h text:style-name="P26" text:outline-level="2"><text:bookmark-start text:name="__DdeLink__154_2807338955"/>Metallbauer/in<text:bookmark-end text:name="__DdeLink__154_2807338955"/></text:h>
      <text:p text:style-name="P23">5608</text:p>
      <text:p text:style-name="P23">Counter({'Bayern': 1003, 'Nordrhein-Westfalen': 984, 'Niedersachsen': 682, 'Baden-Württemberg': 568, 'Rheinland-Pfalz': 390, 'Sachsen': 354, 'Hessen': 300, 'Brandenburg': 219, 'Thüringen': 219, 'Sachsen-Anhalt': 177, 'Schleswig-Holstein': 165, 'Mecklenburg-Vorpommern': 148, 'Saarland': 80, 'Berlin': 60, 'Oberösterreich': 54, 'Bremen': 40, 'Hamburg': 36, 'Missing': 32, 'Niederösterreich': 31, 'Tirol': 18, 'Steiermark': 15, 'Wien': 8, 'Kärnten': 7, 'Vorarlberg': 7, 'Salzburg': 6, 'Burgenland': 2, 'Sonstiges': 2, 'Nordwestschweiz (mit Basel)': 1})<text:line-break/></text:p>
      <text:p text:style-name="P23"><text:soft-page-break/></text:p>
      <text:p text:style-name="P24"/>
      <text:p text:style-name="P23"/>
      <text:p text:style-name="P25">Matching probleme:</text:p>
      <text:p text:style-name="P25">Alles lemmataizing</text:p>
      <text:p text:style-name="P25">Speisereste in Speiseresteaufbereitungsanlage</text:p>
      <text:p text:style-name="P25">Nahwärme in Nahwärmeprojekte</text:p>
      <text:p text:style-name="P25"/>
      <text:p text:style-name="P25">aber</text:p>
      <text:p text:style-name="P21">Klärwerk in Klärwerkstraße</text:p>
      <text:p text:style-name="P21">imk in imkehr</text:p>
      <text:p text:style-name="P21">gud in gudegast</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Helvetica, sans-serif, serif, EmojiFont"/>
    <style:font-face style:name="Lohit Devanagari1" svg:font-family="'Lohit Devanagari'"/>
    <style:font-face style:name="Roboto Condensed Bold" svg:font-family="'Roboto Condensed Bold', 'Helvetica Neue', Arial, sans-serif"/>
    <style:font-face style:name="Source Sans Pro" svg:font-family="'Source Sans Pro', Helvetica, Arial, sans-serif"/>
    <style:font-face style:name="JetBrains Mono" svg:font-family="'JetBrains Mono'"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Light" svg:font-family="'Calibri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4T13:21:39.393902328</meta:creation-date>
    <dc:date>2022-06-18T09:19:46.561923747</dc:date>
    <meta:editing-duration>PT3H18M30S</meta:editing-duration>
    <meta:editing-cycles>4</meta:editing-cycles>
    <meta:generator>LibreOffice/6.4.7.2$Linux_X86_64 LibreOffice_project/40$Build-2</meta:generator>
    <meta:document-statistic meta:table-count="0" meta:image-count="0" meta:object-count="0" meta:page-count="5" meta:paragraph-count="83" meta:word-count="537" meta:character-count="5039" meta:non-whitespace-character-count="4455"/>
  </office:meta>
</office:document-meta>
</file>